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8.3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19.363cm"/>
    </style:style>
    <style:style style:name="pr4" style:family="presentation" style:parent-style-name="Padrão-subtitle">
      <style:graphic-properties draw:fill-color="#ffffff" fo:min-height="19.763cm"/>
    </style:style>
    <style:style style:name="pr5" style:family="presentation" style:parent-style-name="Padrão-subtitle">
      <style:graphic-properties draw:fill-color="#ffffff" fo:min-height="19.563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44pt" style:font-size-asian="44pt" style:font-size-complex="44pt"/>
    </style:style>
    <style:style style:name="P3" style:family="paragraph">
      <loext:graphic-properties draw:fill-color="#ffffff"/>
      <style:text-properties fo:font-size="40pt" style:font-size-asian="40pt" style:font-size-complex="4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8.363cm" svg:x="1.4cm" svg:y="0.837cm" presentation:class="subtitle" presentation:user-transformed="true">
          <draw:text-box>
            <text:p><text:span text:style-name="T1">Dependemos De Deus</text:span></text:p>
            <text:p><text:span text:style-name="T2">Vanilda Bordier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3" draw:text-style-name="P2" draw:layer="layout" svg:width="26.4cm" svg:height="19.363cm" svg:x="0.8cm" svg:y="0.837cm" presentation:class="subtitle" presentation:user-transformed="true">
          <draw:text-box>
            <text:p><text:span text:style-name="T3">Se você quer ver acontecer o milagre aqui neste lugar</text:span></text:p>
            <text:p><text:span text:style-name="T3">O segredo prá Deus responder, juntos nós devemos adorar!</text:span></text:p>
            <text:p><text:span text:style-name="T3">O segredo prá descer unção é Deus ver em nós a união</text:span></text:p>
            <text:p><text:span text:style-name="T3">Em uma só voz glorificar, com você eu quero concord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office:forms form:automatic-focus="false" form:apply-design-mode="false"/>
        <draw:frame presentation:style-name="pr1" draw:text-style-name="P2" draw:layer="layout" svg:width="25.199cm" svg:height="18.363cm" svg:x="1.4cm" svg:y="0.837cm" presentation:class="subtitle" presentation:user-transformed="true">
          <draw:text-box>
            <text:p><text:span text:style-name="T3">Eu dependo de você, irmão! Juntos nós dependemos de Deus!</text:span></text:p>
            <text:p><text:span text:style-name="T3">Vamos levantar as nossas mãos que do alto vai descer unção</text:span></text:p>
            <text:p><text:span text:style-name="T3">Dependemos de De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office:forms form:automatic-focus="false" form:apply-design-mode="false"/>
        <draw:frame presentation:style-name="pr3" draw:text-style-name="P3" draw:layer="layout" svg:width="27.2cm" svg:height="19.363cm" svg:x="0.4cm" svg:y="0.837cm" presentation:class="subtitle" presentation:user-transformed="true">
          <draw:text-box>
            <text:p><text:span text:style-name="T4">Eu dependo dele,você depende dele</text:span></text:p>
            <text:p><text:span text:style-name="T4">A unção é dele, é só glorificar</text:span></text:p>
            <text:p><text:span text:style-name="T4">O louvor é dele, a honra é para ele</text:span></text:p>
            <text:p><text:span text:style-name="T4">A glória é só dele, ninguém pode roubar</text:span></text:p>
            <text:p><text:span text:style-name="T4">Deus é poderoso,ele é Deus forte,é Deus milagroso</text:span></text:p>
            <text:p><text:span text:style-name="T4">Já venceu a morte, quando ordena a benção</text:span></text:p>
            <text:p><text:span text:style-name="T4">Quando determina milagre acontece ninguém passa por cim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office:forms form:automatic-focus="false" form:apply-design-mode="false"/>
        <draw:frame presentation:style-name="pr3" draw:text-style-name="P2" draw:layer="layout" svg:width="26cm" svg:height="19.363cm" svg:x="1cm" svg:y="0.837cm" presentation:class="subtitle" presentation:user-transformed="true">
          <draw:text-box>
            <text:p><text:span text:style-name="T3">Deus ordena a cura e derrama unção</text:span></text:p>
            <text:p><text:span text:style-name="T3">E a sua vitória põe em suas mãos</text:span></text:p>
            <text:p><text:span text:style-name="T3">Vamos adorar, vamos glorificar</text:span></text:p>
            <text:p><text:span text:style-name="T3">Exalte ao senhor, Deus está neste lug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office:forms form:automatic-focus="false" form:apply-design-mode="false"/>
        <draw:frame presentation:style-name="pr3" draw:text-style-name="P3" draw:layer="layout" svg:width="25.199cm" svg:height="19.363cm" svg:x="1.4cm" svg:y="0.837cm" presentation:class="subtitle" presentation:user-transformed="true">
          <draw:text-box>
            <text:p><text:span text:style-name="T4">Eu dependo dele,você depende dele</text:span></text:p>
            <text:p><text:span text:style-name="T4">A unção é dele, é só glorificar</text:span></text:p>
            <text:p><text:span text:style-name="T4">O louvor é dele, a honra é para ele</text:span></text:p>
            <text:p><text:span text:style-name="T4">A glória é só dele, ninguém pode roubar</text:span></text:p>
            <text:p><text:span text:style-name="T4">Deus é poderoso,ele é Deus forte,é Deus milagroso</text:span></text:p>
            <text:p><text:span text:style-name="T4">Já venceu a morte, quando ordena a benção</text:span></text:p>
            <text:p><text:span text:style-name="T4">Quando determina milagre acontece ninguém passa por cim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office:forms form:automatic-focus="false" form:apply-design-mode="false"/>
        <draw:frame presentation:style-name="pr3" draw:text-style-name="P1" draw:layer="layout" svg:width="26.8cm" svg:height="19.363cm" svg:x="0.6cm" svg:y="0.837cm" presentation:class="subtitle" presentation:user-transformed="true">
          <draw:text-box>
            <text:p><text:span text:style-name="T3">Deus ordena a cura e derrama unção</text:span></text:p>
            <text:p><text:span text:style-name="T3">E a sua vitória põe em suas mãos</text:span></text:p>
            <text:p><text:span text:style-name="T3">Se ele te tocar, a unção vem sobre ti</text:span></text:p>
            <text:p><text:span text:style-name="T3">Se ele te tocar, o mal tem que sair</text:span></text:p>
            <text:p><text:span text:style-name="T3">Segura em minha mão e vamos adorar</text:span></text:p>
            <text:p><text:span text:style-name="T3">Exalte ao senhor, Deus está neste lug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office:forms form:automatic-focus="false" form:apply-design-mode="false"/>
        <draw:frame presentation:style-name="pr4" draw:text-style-name="P3" draw:layer="layout" svg:width="26.8cm" svg:height="19.763cm" svg:x="0.6cm" svg:y="0.837cm" presentation:class="subtitle" presentation:user-transformed="true">
          <draw:text-box>
            <text:p><text:span text:style-name="T4">Eu dependo dele,você depende dele</text:span></text:p>
            <text:p><text:span text:style-name="T4">A unção é dele, é só glorificar</text:span></text:p>
            <text:p><text:span text:style-name="T4">O louvor é dele, a honra é para ele</text:span></text:p>
            <text:p><text:span text:style-name="T4">A glória é só dele, ninguém pode roubar</text:span></text:p>
            <text:p><text:span text:style-name="T4">Deus é poderoso,ele é Deus forte,é Deus milagroso</text:span></text:p>
            <text:p><text:span text:style-name="T4">Já venceu a morte, quando ordena a benção</text:span></text:p>
            <text:p><text:span text:style-name="T4">Quando determina milagre acontece ninguém passa por cim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office:forms form:automatic-focus="false" form:apply-design-mode="false"/>
        <draw:frame presentation:style-name="pr3" draw:text-style-name="P2" draw:layer="layout" svg:width="26.4cm" svg:height="19.363cm" svg:x="0.8cm" svg:y="0.837cm" presentation:class="subtitle" presentation:user-transformed="true">
          <draw:text-box>
            <text:p><text:span text:style-name="T3">Deus ordena a cura e derrama unção</text:span></text:p>
            <text:p><text:span text:style-name="T3">E a sua vitória põe em suas mãos</text:span></text:p>
            <text:p><text:span text:style-name="T3">Vamos adorar, vamos glorificar</text:span></text:p>
            <text:p><text:span text:style-name="T3">Exalte ao senhor, Deus está neste lug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office:forms form:automatic-focus="false" form:apply-design-mode="false"/>
        <draw:frame presentation:style-name="pr5" draw:text-style-name="P2" draw:layer="layout" svg:width="26.2cm" svg:height="19.563cm" svg:x="1cm" svg:y="0.837cm" presentation:class="subtitle" presentation:user-transformed="true">
          <draw:text-box>
            <text:p><text:span text:style-name="T3">É para ele o louvor, vamos adorar</text:span></text:p>
            <text:p><text:span text:style-name="T3">É só dele o louvor, vamos glorificar</text:span></text:p>
            <text:p><text:span text:style-name="T3">É só dele o louvor, vamos adorar</text:span></text:p>
            <text:p><text:span text:style-name="T3">Dependemos de De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3T18:36:47.888000000</meta:creation-date>
    <dc:date>2017-05-13T19:02:36.542000000</dc:date>
    <meta:editing-duration>PT10M45S</meta:editing-duration>
    <meta:editing-cycles>1</meta:editing-cycles>
    <meta:generator>LibreOffice/5.2.0.4$Windows_x86 LibreOffice_project/066b007f5ebcc236395c7d282ba488bca6720265</meta:generator>
    <meta:document-statistic meta:object-count="51"/>
  </office:meta>
</office:document-meta>
</file>